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6c4d" officeooo:paragraph-rsid="000d6c4d"/>
    </style:style>
    <style:style style:name="P2" style:family="paragraph" style:parent-style-name="Standard">
      <style:text-properties officeooo:rsid="000dfe27" officeooo:paragraph-rsid="000dfe27"/>
    </style:style>
    <style:style style:name="P3" style:family="paragraph" style:parent-style-name="Standard">
      <style:text-properties officeooo:rsid="000e3211" officeooo:paragraph-rsid="000e321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fe27"/>
    </style:style>
    <style:style style:name="T3" style:family="text">
      <style:text-properties officeooo:rsid="000eb7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octo sistemimizde <text:span text:style-name="T1">‘EmbeddedLinux.odt’</text:span> dosyamızda imagemizin nasıl derleneceğini ve derlerken ne tür hatalar aldığımızı ve bu hataların nasıl çözüleceğini, sonrasında hangi komutla image’mizin terminaline ulaşacağımızı belirtmiştik.</text:p>
      <text:p text:style-name="P1"/>
      <text:p text:style-name="P1">İmagemiz içinde MissionPlanner uygulamamızın nasıl indirilip, mono ile açılacağınıda aynı dosyada belirttik.</text:p>
      <text:p text:style-name="P1"/>
      <text:p text:style-name="P1">Şimdi MissionPlanner da kamera görüntüsünü Gstreamer üzerinden almaya çalışacağız. Biz normalde terminale ‘<text:span text:style-name="T1">gst-launch-1.0 rtspsrc location=rtsp://192.168.144.25:8554/main.264 ! decodebin ! videoconvert ! autovideosink’</text:span> bu komutu yazdığımız zaman Gstreamer da kamera görüntüsünü görebiliyoruz ve <text:span text:style-name="T1">‘gst-launch-1.0 videotestsrc ! videoconvert ! autovideosink’</text:span> bu komut ile Gstreamer ı test edebiliyoruz. Aynı zamanda MissionPlanner üzerinden kamera görüntüsüne ulaşabiliyoruz fakat MissionPlanner üzerinde Gstreamer ile kamera görüntüsünü almak istediğimiz zaman <text:span text:style-name="T1">‘No gstreamer found’</text:span> hatası alıyoruz ve bu hatayı çözmek için <text:span text:style-name="T2">MissionPlanner klasörünün içine Gstreamer dosyasını atmak gerekiyor.</text:span></text:p>
      <text:p text:style-name="P1"/>
      <text:p text:style-name="P2">Biz Gstreamer dosyasını attığımız koşulda aşağıdaki hatayı alıyorum :</text:p>
      <text:p text:style-name="P2"/>
      <text:p text:style-name="P2">INFO MissionPlanner.Utilities.GStreamer - look in dir /usr/lib/x86_64-linux-gnu</text:p>
      <text:p text:style-name="P2">INFO MissionPlanner.Utilities.GStreamer - look in dir /usr/lib/arm-linux-gnueabihf</text:p>
      <text:p text:style-name="P2">INFO MissionPlanner.Utilities.GStreamer - look in dir /root/MissionPlanner</text:p>
      <text:p text:style-name="P2">INFO MissionPlanner.Utilities.GStreamer - Found gstreamer /root/MissionPlanner/gstreamer/libgstreamer-1.0.so.0</text:p>
      <text:p text:style-name="P2"/>
      <text:p text:style-name="P2">=================================================================</text:p>
      <text:p text:style-name="P2"><text:tab/>Native Crash Reporting</text:p>
      <text:p text:style-name="P2">=================================================================</text:p>
      <text:p text:style-name="P2">Got a SIGSEGV while executing native code. This usually indicates</text:p>
      <text:p text:style-name="P2">a fatal error in the mono runtime or one of the native libraries </text:p>
      <text:p text:style-name="P2">used by your application.</text:p>
      <text:p text:style-name="P2">=================================================================</text:p>
      <text:p text:style-name="P2"/>
      <text:p text:style-name="P2">=================================================================</text:p>
      <text:p text:style-name="P2"><text:tab/>Native stacktrace:</text:p>
      <text:p text:style-name="P2">=================================================================</text:p>
      <text:p text:style-name="P2"><text:tab/>0x55865f64a4 - mono : </text:p>
      <text:p text:style-name="P2"><text:tab/>0x55865f67e8 - mono : </text:p>
      <text:p text:style-name="P2"><text:tab/>0x55865c8810 - mono : </text:p>
      <text:p text:style-name="P2"><text:tab/>0x558658e200 - mono : </text:p>
      <text:p text:style-name="P2"><text:tab/>0x7fb3ce078c - linux-vdso.so.1 : __kernel_rt_sigreturn</text:p>
      <text:p text:style-name="P2"><text:tab/>0x7faaed4f94 - /root/MissionPlanner/gstreamer/libglib-2.0.so.0 : g_path_get_basename</text:p>
      <text:p text:style-name="P2"><text:tab/>0x7faaefd7c0 - /root/MissionPlanner/gstreamer/libglib-2.0.so.0 : g_option_context_parse</text:p>
      <text:p text:style-name="P2"><text:tab/>0x7f49cad6f0 - /usr/lib/libgstreamer-1.0.so.0 : gst_init_check</text:p>
      <text:p text:style-name="P2"><text:tab/>0x7f49cad794 - /usr/lib/libgstreamer-1.0.so.0 : gst_init</text:p>
      <text:p text:style-name="P2"><text:tab/>0x7f54a323e8 - Unknown</text:p>
      <text:p text:style-name="P2"/>
      <text:p text:style-name="P2">=================================================================</text:p>
      <text:p text:style-name="P2"><text:tab/>Telemetry Dumper:</text:p>
      <text:p text:style-name="P2">=================================================================</text:p>
      <text:p text:style-name="P2">Pkilling 0x546710425952x from 0x546702324064x</text:p>
      <text:p text:style-name="P2">Pkilling 0x546712588640x from 0x546702324064x</text:p>
      <text:p text:style-name="P2">Pkilling 0x546714751328x from 0x546702324064x</text:p>
      <text:p text:style-name="P2"><text:soft-page-break/>Pkilling 0x546716914016x from 0x546702324064x</text:p>
      <text:p text:style-name="P2">Pkilling 0x548477407264x from 0x546702324064x</text:p>
      <text:p text:style-name="P2">Pkilling 0x548303888736x from 0x546702324064x</text:p>
      <text:p text:style-name="P2">Pkilling 0x547695886688x from 0x546702324064x</text:p>
      <text:p text:style-name="P2">Pkilling 0x547682566496x from 0x546702324064x</text:p>
      <text:p text:style-name="P2">Pkilling 0x547698114912x from 0x546702324064x</text:p>
      <text:p text:style-name="P2">Pkilling 0x547700277600x from 0x546702324064x</text:p>
      <text:p text:style-name="P2">Pkilling 0x548272992608x from 0x546702324064x</text:p>
      <text:p text:style-name="P2">Pkilling 0x547702440288x from 0x546702324064x</text:p>
      <text:p text:style-name="P2">Pkilling 0x548275155296x from 0x546702324064x</text:p>
      <text:p text:style-name="P2">Pkilling 0x547704602976x from 0x546702324064x</text:p>
      <text:p text:style-name="P2">Pkilling 0x548277317984x from 0x546702324064x</text:p>
      <text:p text:style-name="P2">Pkilling 0x548216435040x from 0x546702324064x</text:p>
      <text:p text:style-name="P2">Pkilling 0x547684860256x from 0x546702324064x</text:p>
      <text:p text:style-name="P2">Pkilling 0x547706765664x from 0x546702324064x</text:p>
      <text:p text:style-name="P2">Pkilling 0x546896781664x from 0x546702324064x</text:p>
      <text:p text:style-name="P2">Pkilling 0x548218597728x from 0x546702324064x</text:p>
      <text:p text:style-name="P2">Pkilling 0x547687022944x from 0x546702324064x</text:p>
      <text:p text:style-name="P2">Pkilling 0x547708928352x from 0x546702324064x</text:p>
      <text:p text:style-name="P2">Pkilling 0x546903044448x from 0x546702324064x</text:p>
      <text:p text:style-name="P2">Pkilling 0x547689185632x from 0x546702324064x</text:p>
      <text:p text:style-name="P2">Pkilling 0x548268929376x from 0x546702324064x</text:p>
      <text:p text:style-name="P2">Pkilling 0x548436701536x from 0x546702324064x</text:p>
      <text:p text:style-name="P2">Pkilling 0x547713515872x from 0x546702324064x</text:p>
      <text:p text:style-name="P2">Could not exec mono-hang-watchdog, expected on path '/etc/../bin/mono-hang-watchdog' (errno 2)</text:p>
      <text:p text:style-name="P2">Entering thread summarizer pause from 0x546702324064x</text:p>
      <text:p text:style-name="P2">Finished thread summarizer pause from 0x546702324064x.</text:p>
      <text:p text:style-name="P2">Failed to create breadcrumb file (null)/crash_hash_0x7cd4dec49</text:p>
      <text:p text:style-name="P2">HUD 3 hz drawtime 5 gl False</text:p>
      <text:p text:style-name="P2"/>
      <text:p text:style-name="P2">Waiting for dumping threads to resume</text:p>
      <text:p text:style-name="P2">HUD 1 hz drawtime 7 gl False</text:p>
      <text:p text:style-name="P2"/>
      <text:p text:style-name="P2">=================================================================</text:p>
      <text:p text:style-name="P2"><text:tab/>External Debugger Dump:</text:p>
      <text:p text:style-name="P2">=================================================================</text:p>
      <text:p text:style-name="P2">mono_gdb_render_native_backtraces not supported on this platform, unable to find gdb or lldb</text:p>
      <text:p text:style-name="P2"/>
      <text:p text:style-name="P2">=================================================================</text:p>
      <text:p text:style-name="P2"><text:tab/>Basic Fault Address Reporting</text:p>
      <text:p text:style-name="P2">=================================================================</text:p>
      <text:p text:style-name="P2">Memory around native instruction pointer (0x7faaed4f94):0x7faaed4f84 <text:s/>fd 7b be a9 fd 03 00 91 f3 53 01 a9 a0 06 00 b4 <text:s/>.{.......S......</text:p>
      <text:p text:style-name="P2">0x7faaed4f94 <text:s/>01 00 40 39 f4 03 00 aa 41 04 00 34 0c 63 ff 97 <text:s/>..@9....A..4.c..</text:p>
      <text:p text:style-name="P2">0x7faaed4fa4 <text:s/>02 04 00 d1 a0 00 00 b5 28 00 00 14 42 04 00 d1 <text:s/>........(...B...</text:p>
      <text:p text:style-name="P2">0x7faaed4fb4 <text:s/>5f 04 00 b1 a0 04 00 54 80 6a 62 38 1f bc 00 71 <text:s/>_......T.jb8...q</text:p>
      <text:p text:style-name="P2"/>
      <text:p text:style-name="P2">=================================================================</text:p>
      <text:p text:style-name="P2"><text:tab/>Managed Stacktrace:</text:p>
      <text:p text:style-name="P2">=================================================================</text:p>
      <text:p text:style-name="P2"><text:tab/> <text:s/>at &lt;unknown&gt; &lt;0xffffffff&gt;</text:p>
      <text:p text:style-name="P2"><text:tab/> <text:s/>at LinuxNativeMethods:gst_init &lt;0x00007&gt;</text:p>
      <text:p text:style-name="P2"><text:soft-page-break/><text:tab/> <text:s/>at NativeMethods:gst_init &lt;0x0006f&gt;</text:p>
      <text:p text:style-name="P2"><text:tab/> <text:s/>at MissionPlanner.Utilities.GStreamer:ThreadStart &lt;0x00177&gt;</text:p>
      <text:p text:style-name="P2"><text:tab/> <text:s/>at System.Threading.ThreadHelper:ThreadStart_Context &lt;0x00103&gt;</text:p>
      <text:p text:style-name="P2"><text:tab/> <text:s/>at System.Threading.ExecutionContext:RunInternal &lt;0x0019b&gt;</text:p>
      <text:p text:style-name="P2"><text:tab/> <text:s/>at System.Threading.ExecutionContext:Run &lt;0x0002b&gt;</text:p>
      <text:p text:style-name="P2"><text:tab/> <text:s/>at System.Threading.ExecutionContext:Run &lt;0x0004b&gt;</text:p>
      <text:p text:style-name="P2"><text:tab/> <text:s/>at System.Threading.ThreadHelper:ThreadStart &lt;0x00077&gt;</text:p>
      <text:p text:style-name="P2"><text:tab/> <text:s/>at &lt;Module&gt;:runtime_invoke_void__this___object &lt;0x000f3&gt;</text:p>
      <text:p text:style-name="P2">=================================================================</text:p>
      <text:p text:style-name="P2">Aborted (core dumped)</text:p>
      <text:p text:style-name="P2"/>
      <text:p text:style-name="P2">Bu hatanın sebebi missionPlanner uygulamamız ile Gstreamer uygulamamızın işlemci mimarilerinin aynı olmamasından dolayı core hatasıdır.</text:p>
      <text:p text:style-name="P2"/>
      <text:p text:style-name="P3">Bu hata burada bırakıldı ve QgroundControl <text:span text:style-name="T3">ü yükleme aşamasına</text:span> geçtik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0:55:02.117840538</meta:creation-date>
    <meta:generator>LibreOffice/7.3.7.2$Linux_X86_64 LibreOffice_project/30$Build-2</meta:generator>
    <dc:date>2024-12-25T09:51:12.374437648</dc:date>
    <meta:editing-duration>PT19M36S</meta:editing-duration>
    <meta:editing-cycles>4</meta:editing-cycles>
    <meta:document-statistic meta:table-count="0" meta:image-count="0" meta:object-count="0" meta:page-count="3" meta:paragraph-count="93" meta:word-count="555" meta:character-count="5885" meta:non-whitespace-character-count="5364"/>
  </office:meta>
</office:document-meta>
</file>